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6.124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2.454cm"/>
    </style:style>
    <style:style style:name="co7" style:family="table-column">
      <style:table-column-properties fo:break-before="auto" style:column-width="4.39cm"/>
    </style:style>
    <style:style style:name="co8" style:family="table-column">
      <style:table-column-properties fo:break-before="auto" style:column-width="3.533cm"/>
    </style:style>
    <style:style style:name="co9" style:family="table-column">
      <style:table-column-properties fo:break-before="auto" style:column-width="4.205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5.323cm"/>
    </style:style>
    <style:style style:name="co12" style:family="table-column">
      <style:table-column-properties fo:break-before="auto" style:column-width="3.552cm"/>
    </style:style>
    <style:style style:name="co13" style:family="table-column">
      <style:table-column-properties fo:break-before="auto" style:column-width="2.3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82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duct Code</text:p>
          </table:table-cell>
          <table:table-cell office:value-type="string">
            <text:p>Product Name</text:p>
          </table:table-cell>
          <table:table-cell office:value-type="string">
            <text:p>List Price Type</text:p>
          </table:table-cell>
          <table:table-cell office:value-type="string">
            <text:p>List Price</text:p>
          </table:table-cell>
          <table:table-cell office:value-type="string">
            <text:p>List Price Currency</text:p>
          </table:table-cell>
          <table:table-cell office:value-type="string">
            <text:p>List Price Unit</text:p>
          </table:table-cell>
          <table:table-cell office:value-type="string">
            <text:p>Amount per List Price Unit</text:p>
          </table:table-cell>
          <table:table-cell office:value-type="string">
            <text:p>Purchase Price Type</text:p>
          </table:table-cell>
          <table:table-cell office:value-type="string">
            <text:p>Purchase Price</text:p>
          </table:table-cell>
          <table:table-cell office:value-type="string">
            <text:p>Purchase Price Currency</text:p>
          </table:table-cell>
          <table:table-cell office:value-type="string">
            <text:p>Purchase Price Unit</text:p>
          </table:table-cell>
          <table:table-cell office:value-type="string">
            <text:p>Amount per Purchase Price Unit</text:p>
          </table:table-cell>
          <table:table-cell office:value-type="string">
            <text:p>Batch Level Tracking</text:p>
          </table:table-cell>
          <table:table-cell office:value-type="string">
            <text:p>Tax Category</text:p>
          </table:table-cell>
          <table:table-cell office:value-type="string">
            <text:p>Status</text:p>
          </table:table-cell>
        </table:table-row>
        <table:table-row table:style-name="ro2">
          <table:table-cell office:value-type="string">
            <text:p>WIDGET1</text:p>
          </table:table-cell>
          <table:table-cell office:value-type="string">
            <text:p>Super Cool </text:p>
            <text:p>Widget!</text:p>
          </table:table-cell>
          <table:table-cell office:value-type="string">
            <text:p>Exclusive</text:p>
          </table:table-cell>
          <table:table-cell office:value-type="float" office:value="20.54">
            <text:p>20.54</text:p>
          </table:table-cell>
          <table:table-cell office:value-type="string">
            <text:p>EUR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string">
            <text:p>Inclusive</text:p>
          </table:table-cell>
          <table:table-cell office:value-type="float" office:value="10.54">
            <text:p>10.54</text:p>
          </table:table-cell>
          <table:table-cell office:value-type="string">
            <text:p>AUD</text:p>
          </table:table-cell>
          <table:table-cell office:value-type="string">
            <text:p>BOX10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GST</text:p>
          </table:table-cell>
          <table:table-cell office:value-type="string">
            <text:p>Active</text:p>
          </table:table-cell>
        </table:table-row>
        <table:table-row table:style-name="ro2">
          <table:table-cell office:value-type="string">
            <text:p>Amazing-PIPE!</text:p>
          </table:table-cell>
          <table:table-cell office:value-type="string">
            <text:p>There is nothing this Pipe</text:p>
            <text:p><text:s/>cannot do!</text:p>
          </table:table-cell>
          <table:table-cell office:value-type="string">
            <text:p>Exclusive</text:p>
          </table:table-cell>
          <table:table-cell office:value-type="float" office:value="100000">
            <text:p>100000</text:p>
          </table:table-cell>
          <table:table-cell office:value-type="string">
            <text:p>JPY</text:p>
          </table:table-cell>
          <table:table-cell office:value-type="string">
            <text:p>cm</text:p>
          </table:table-cell>
          <table:table-cell office:value-type="float" office:value="10">
            <text:p>10</text:p>
          </table:table-cell>
          <table:table-cell office:value-type="string">
            <text:p>Inclusive</text:p>
          </table:table-cell>
          <table:table-cell office:value-type="float" office:value="2.23">
            <text:p>2.23</text:p>
          </table:table-cell>
          <table:table-cell office:value-type="string">
            <text:p>USD</text:p>
          </table:table-cell>
          <table:table-cell office:value-type="string">
            <text:p>M</text:p>
          </table:table-cell>
          <table:table-cell office:value-type="float" office:value="1000">
            <text:p>1000</text:p>
          </table:table-cell>
          <table:table-cell office:value-type="string">
            <text:p>No</text:p>
          </table:table-cell>
          <table:table-cell office:value-type="string">
            <text:p>EXEMPT</text:p>
          </table:table-cell>
          <table:table-cell office:value-type="string">
            <text:p>Activ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3/07/2014</text:date>, <text:time>10:1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document-statistic meta:table-count="1" meta:cell-count="45" meta:object-count="0"/>
  </office:meta>
</office:document-meta>
</file>